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7a75ca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Footnote">
      <style:text-properties officeooo:rsid="043ccc66" officeooo:paragraph-rsid="0e849f1d"/>
    </style:style>
    <style:style style:name="P7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9" style:family="paragraph" style:parent-style-name="Standard">
      <style:text-properties officeooo:paragraph-rsid="0ecd4bf5"/>
    </style:style>
    <style:style style:name="P80" style:family="paragraph" style:parent-style-name="Footnote">
      <style:text-properties officeooo:paragraph-rsid="0f025efd"/>
    </style:style>
    <style:style style:name="P81" style:family="paragraph" style:parent-style-name="Footnote">
      <style:text-properties officeooo:paragraph-rsid="0f051f9f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Footnote">
      <style:text-properties officeooo:paragraph-rsid="0f41a60d"/>
    </style:style>
    <style:style style:name="P87" style:family="paragraph" style:parent-style-name="Standard">
      <style:text-properties officeooo:paragraph-rsid="0f466349"/>
    </style:style>
    <style:style style:name="P88" style:family="paragraph" style:parent-style-name="Footnote">
      <style:text-properties officeooo:paragraph-rsid="0f12f362"/>
    </style:style>
    <style:style style:name="P89" style:family="paragraph" style:parent-style-name="Standard">
      <style:text-properties officeooo:paragraph-rsid="0f66ac7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>
      <style:text-properties officeooo:paragraph-rsid="0f7eefe1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c1251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bf07818" fo:background-color="transparent" loext:char-shading-value="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dd075d2" fo:background-color="transparent" loext:char-shading-value="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style:font-size-asian="12pt" style:font-size-complex="12pt"/>
    </style:style>
    <style:style style:name="T2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0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" officeooo:rsid="047da547"/>
    </style:style>
    <style:style style:name="T30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" fo:font-size="12pt" style:font-size-asian="12pt" style:font-size-complex="12pt"/>
    </style:style>
    <style:style style:name="T322" style:family="text">
      <style:text-properties officeooo:rsid="04473353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officeooo:rsid="0aace3cd"/>
    </style:style>
    <style:style style:name="T325" style:family="text">
      <style:text-properties fo:font-size="10pt" style:font-size-asian="10pt" style:font-size-complex="10pt"/>
    </style:style>
    <style:style style:name="T3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officeooo:rsid="0cf7e116"/>
    </style:style>
    <style:style style:name="T330" style:family="text">
      <style:text-properties officeooo:rsid="0b952edb"/>
    </style:style>
    <style:style style:name="T331" style:family="text">
      <style:text-properties loext:padding="0.049cm" loext:border="0.31pt solid #000000"/>
    </style:style>
    <style:style style:name="T332" style:family="text">
      <style:text-properties officeooo:rsid="0eef9ccc"/>
    </style:style>
    <style:style style:name="T333" style:family="text">
      <style:text-properties officeooo:rsid="0e80285f"/>
    </style:style>
    <style:style style:name="T334" style:family="text">
      <style:text-properties officeooo:rsid="0e838e2a"/>
    </style:style>
    <style:style style:name="T335" style:family="text">
      <style:text-properties officeooo:rsid="0e83c34e"/>
    </style:style>
    <style:style style:name="T336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4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9" style:family="text">
      <style:text-properties fo:color="#808080" loext:opacity="100%" style:font-name="Liberation Sans" fo:font-size="12pt" style:font-size-asian="12pt" style:font-size-complex="12pt"/>
    </style:style>
    <style:style style:name="T350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2"> </text:span></text:span><text:span text:style-name="Strong_20_Emphasis"><text:span text:style-name="T273">LTS</text:span></text:span><text:span text:style-name="T238"><text:note text:id="ftn1" text:note-class="footnote"><text:note-citation>1</text:note-citation><text:note-body><text:p text:style-name="P28"><text:span text:style-name="T282">LTS</text:span><text:span text:style-name="T290"> </text:span><text:span text:style-name="T291">staat voor</text:span><text:span text:style-name="T292"> </text:span><text:span text:style-name="T282">Long-Term Support, langetermijnondersteuning, </text:span><text:span text:style-name="T293">en </text:span><text:span text:style-name="T295">d</text:span><text:span text:style-name="T293">eze </text:span><text:span text:style-name="T293"><text:reference-ref text:reference-format="text" text:ref-name="Distributie">Debian</text:reference-ref></text:span><text:span text:style-name="T293"><text:s/></text:span><text:span text:style-name="T293"><text:reference-ref text:reference-format="text" text:ref-name="Versie">11</text:reference-ref></text:span><text:span text:style-name="T293"><text:s/>LTS </text:span><text:span text:style-name="T291">van</text:span><text:span text:style-name="T294"> </text:span><text:span text:style-name="T287">augustus 2021 </text:span><text:span text:style-name="T282">wordt </text:span><text:span text:style-name="T288">vijf</text:span><text:span text:style-name="T282"> jaar onder</text:span><text:span text:style-name="T294">houden</text:span><text:span text:style-name="T289"> </text:span><text:span text:style-name="T282">tot </text:span><text:span text:style-name="T287">augustus</text:span><text:span text:style-name="T283"> </text:span><text:span text:style-name="T282">202</text:span><text:span text:style-name="T284">6</text:span><text:span text:style-name="T285">.</text:span></text:p></text:note-body></text:note></text:span><text:span text:style-name="T239"> </text:span><text:reference-mark-start text:name="Editie"/><text:span text:style-name="T242">D</text:span><text:span text:style-name="T240">esktop</text:span><text:reference-mark-end text:name="Editie"/><text:span text:style-name="T241">.</text:span></text:p>
      <text:p text:style-name="P4"/>
      <text:p text:style-name="P84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6">voor</text:span><text:span text:style-name="T297"> </text:span><text:span text:style-name="T298">deze en andere </text:span><text:span text:style-name="T299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0">(zie toelichting)</text:span><text:span text:style-name="T19">:</text:span></text:p>
      <text:p text:style-name="P31"><text:span text:style-name="Definition"><text:span text:style-name="T302">g</text:span></text:span><text:span text:style-name="Definition"><text:span text:style-name="T301">ebruiker</text:span></text:span><text:span text:style-name="Definition"><text:span text:style-name="T305"><text:tab/><text:tab/></text:span></text:span><text:span text:style-name="Definition"><text:span text:style-name="T321"> <text:tab/><text:tab/></text:span></text:span><text:span text:style-name="T306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6"><text:tab/></text:span><text:span text:style-name="T307">(</text:span><text:span text:style-name="T303">volledige naam, bijv. </text:span><text:span text:style-name="T319">J</text:span><text:span text:style-name="T320">a</text:span><text:span text:style-name="T319">n </text:span><text:span text:style-name="T320">Jansen</text:span><text:span text:style-name="T304">)</text:span></text:p>
      <text:p text:style-name="Standard"><text:span text:style-name="Definition"><text:span text:style-name="T302">g</text:span></text:span><text:span text:style-name="Definition"><text:span text:style-name="T301">ebruikersnaam<text:tab/></text:span></text:span><text:span text:style-name="Definition"><text:span text:style-name="T301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1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30"><text:span text:style-name="Definition"><text:span text:style-name="T309">c</text:span></text:span><text:span text:style-name="Definition"><text:span text:style-name="T308">omputernaam<text:tab/><text:tab/></text:span></text:span><text:span text:style-name="Definition"><text:span text:style-name="T306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6"><text:tab/></text:span></text:span><text:span text:style-name="Definition"><text:span text:style-name="T312">(</text:span></text:span><text:span text:style-name="Definition"><text:span text:style-name="T313">naam van de compute</text:span></text:span><text:span text:style-name="Definition"><text:span text:style-name="T314">r, </text:span></text:span><text:span text:style-name="Definition"><text:span text:style-name="T315">bijv. p</text:span></text:span><text:span text:style-name="Definition"><text:span text:style-name="T316">c02</text:span></text:span><text:span text:style-name="Definition"><text:span text:style-name="T312">)</text:span></text:span></text:p>
      <text:p text:style-name="P30"><text:span text:style-name="Definition"><text:span text:style-name="T302">o</text:span></text:span><text:span text:style-name="Definition"><text:span text:style-name="T301">pstartmenu</text:span></text:span><text:span text:style-name="Definition"><text:span text:style-name="T306"><text:tab/><text:tab/><text:tab/></text:span></text:span><text:span text:style-name="Definition"><text:span text:style-name="T306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6"><text:tab/></text:span></text:span><text:span text:style-name="Definition"><text:span text:style-name="T312">(</text:span></text:span><text:span text:style-name="Definition"><text:span text:style-name="T313">to</text:span></text:span><text:span text:style-name="Definition"><text:span text:style-name="T317">ets voor het opstartmedium</text:span></text:span><text:span text:style-name="Definition"><text:span text:style-name="T318">)</text:span></text:span></text:p>
      <text:p text:style-name="P30"><text:span text:style-name="Definition"><text:span text:style-name="T310">i</text:span></text:span><text:span text:style-name="Definition"><text:span text:style-name="T311">nstellingen</text:span></text:span><text:span text:style-name="T312"><text:tab/> <text:tab/><text:tab/></text:span><text:span text:style-name="T312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2"><text:tab/>(</text:span><text:span text:style-name="T313">toets voor het BIOS/UEFI-scherm</text:span><text:span text:style-name="T312">)</text:span></text:p>
      <text:p text:style-name="P33"><text:span text:style-name="Definition"><text:span text:style-name="T337">g</text:span></text:span><text:span text:style-name="Definition"><text:span text:style-name="T336">ebruiker</text:span></text:span><text:span text:style-name="Definition"><text:span text:style-name="T338">2</text:span></text:span><text:span text:style-name="Definition"><text:span text:style-name="T339"><text:tab/></text:span></text:span><text:span text:style-name="Definition"><text:span text:style-name="T349"> <text:tab/><text:tab/></text:span></text:span><text:span text:style-name="T340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0"><text:tab/></text:span><text:span text:style-name="T341">(</text:span><text:span text:style-name="T342">volledige naam </text:span><text:span text:style-name="T343">evt. 2</text:span><text:span text:style-name="T350">e</text:span><text:span text:style-name="T343"> gebruiker</text:span><text:span text:style-name="T344">)</text:span></text:p>
      <text:p text:style-name="P79"><text:span text:style-name="Definition"><text:span text:style-name="T337">g</text:span></text:span><text:span text:style-name="Definition"><text:span text:style-name="T336">ebruikersnaam</text:span></text:span><text:span text:style-name="Definition"><text:span text:style-name="T338">2</text:span></text:span><text:span text:style-name="Definition"><text:span text:style-name="T345"><text:tab/></text:span></text:span><text:span text:style-name="Definition"><text:span text:style-name="T345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5"><text:tab/></text:span></text:span><text:span text:style-name="T346">(korte naam</text:span><text:span text:style-name="T347"> </text:span><text:span text:style-name="T348">evt. 2</text:span><text:span text:style-name="T351">e</text:span><text:span text:style-name="T348"> gebruiker</text:span><text:span text:style-name="T346">)</text:span></text:p>
      <text:p text:style-name="P33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8"/>
      <text:p text:style-name="P32"><text:span text:style-name="Strong_20_Emphasis"><text:span text:style-name="T258"/></text:span></text:p>
      <text:p text:style-name="P34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7"/></text:span></text:p>
      <text:p text:style-name="P29"><text:span text:style-name="Strong_20_Emphasis"><text:span text:style-name="T257"/></text:span></text:p>
      <text:list xml:id="list2445798802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8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104939516180205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8">Start de computer op vanaf </text:span><text:span text:style-name="T279">een </text:span><text:span text:style-name="T279"><text:reference-ref text:reference-format="text" text:ref-name="Distributie">Debian</text:reference-ref></text:span><text:span text:style-name="T279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80">(</text:span><text:span text:style-name="T281">Live</text:span><text:span text:style-name="T156"><text:note text:id="ftn5" text:note-class="footnote"><text:note-citation>1</text:note-citation><text:note-body><text:p text:style-name="P27"><text:span text:style-name="T322">Vanaf ee</text:span>n Live <text:span text:style-name="T324">USB-stick </text:span><text:span text:style-name="T332">(</text:span><text:span text:style-name="T324">of </text:span><text:span text:style-name="T332">cd/dvd</text:span><text:span text:style-name="T286">)</text:span><text:span text:style-name="T325"> </text:span>kunt <text:span text:style-name="T322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6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6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0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1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0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7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23">Locatie</text:span> kies bij <text:span text:style-name="T323">Regio</text:span> voor <text:span text:style-name="T323">Europa</text:span> en klik op <text:span text:style-name="T323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23">Toetsenbord</text:span> kies <text:span text:style-name="T323">English (US)</text:span> en klik op <text:span text:style-name="T323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9"><text:span text:style-name="T6">Bij </text:span><text:span text:style-name="T17">Partities</text:span><text:span text:style-name="T6"> </text:span><text:span text:style-name="T276">selecteer</text:span><text:span text:style-name="T6"> </text:span><text:span text:style-name="T7">de </text:span><text:span text:style-name="T6">gewenste </text:span><text:span text:style-name="T277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104940462269950" text:continue-numbering="true" text:style-name="L1">
        <text:list-item>
          <text:p text:style-name="P94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3"><text:span text:style-name="T334">Debian-</text:span><text:span text:style-name="T335">p</text:span>akket kz plaatst documenten en scripts van Karel Zimmer <text:span text:style-name="T333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104940382748488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7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31">Super</text:span>-toets <text:span text:style-name="T245">is </text:span>de Windows<text:span text:style-name="T329">-</text:span><text:span text:style-name="T330">toets</text:span>, <text:span text:style-name="T329">C</text:span>ommand-<text:span text:style-name="T330">toets</text:span>, of <text:span text:style-name="T329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95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3"/>
      <text:p text:style-name="P35"><text:span text:style-name="Emphasis"><text:span text:style-name="T352">Geschreven </text:span></text:span><text:span text:style-name="Emphasis"><text:span text:style-name="T356">in </text:span></text:span><text:span text:style-name="Emphasis"><text:span text:style-name="T355">2021 </text:span></text:span><text:span text:style-name="Emphasis"><text:span text:style-name="T352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3">Karel Zimmer</text:span></text:span></text:a><text:span text:style-name="Emphasis"><text:span text:style-name="T35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4">Creative Commons Publiek Domein Verklaring</text:span></text:span></text:a><text:span text:style-name="Emphasis"><text:span text:style-name="T35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31T10:49:38.837467194">31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31T10:49:38.712258663</dc:date>
    <meta:keyword>Installatie</meta:keyword>
    <meta:keyword>Checklist</meta:keyword>
    <meta:keyword>Linux</meta:keyword>
    <meta:editing-cycles>6690</meta:editing-cycles>
    <meta:editing-duration>P11DT18H50M27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6" meta:character-count="4937" meta:non-whitespace-character-count="4233"/>
    <meta:user-defined meta:name="Info 1"/>
    <meta:user-defined meta:name="Info 2"/>
    <meta:user-defined meta:name="Info 3"/>
    <meta:user-defined meta:name="Info 4"/>
  </office:meta>
</office:document-meta>
</file>